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bold" officeooo:paragraph-rsid="000930f1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serif" fo:font-size="11pt" fo:font-weight="bold" officeooo:paragraph-rsid="000930f1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serif" fo:font-size="10pt" fo:font-weight="bold" officeooo:rsid="000930f1" officeooo:paragraph-rsid="000930f1" style:font-size-asian="8.75pt" style:font-weight-asian="bold" style:font-size-complex="10pt" style:font-weight-complex="bold"/>
    </style:style>
    <style:style style:name="P4" style:family="paragraph" style:parent-style-name="Standard">
      <style:text-properties style:font-name="serif" fo:font-size="10pt" fo:font-weight="normal" officeooo:rsid="000930f1" officeooo:paragraph-rsid="000930f1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serif" fo:font-size="10pt" style:text-underline-style="none" fo:font-weight="bold" officeooo:rsid="000930f1" officeooo:paragraph-rsid="000930f1" style:font-size-asian="8.75pt" style:font-weight-asian="bold" style:font-size-complex="10pt" style:font-weight-complex="bold"/>
    </style:style>
    <style:style style:name="P6" style:family="paragraph" style:parent-style-name="Standard">
      <style:text-properties style:font-name="serif" fo:font-size="10pt" style:text-underline-style="none" fo:font-weight="bold" officeooo:rsid="000976ad" officeooo:paragraph-rsid="000976ad" style:font-size-asian="8.75pt" style:font-weight-asian="bold" style:font-size-complex="10pt" style:font-weight-complex="bold"/>
    </style:style>
    <style:style style:name="P7" style:family="paragraph" style:parent-style-name="Standard">
      <style:text-properties style:font-name="serif" fo:font-size="10pt" style:text-underline-style="none" fo:font-weight="normal" officeooo:rsid="000930f1" officeooo:paragraph-rsid="000dad23" style:font-size-asian="8.75pt" style:font-weight-asian="normal" style:font-size-complex="10pt" style:font-weight-complex="normal"/>
    </style:style>
    <style:style style:name="P8" style:family="paragraph" style:parent-style-name="Standard">
      <style:text-properties style:font-name="serif" fo:font-size="10pt" style:text-underline-style="none" fo:font-weight="normal" officeooo:rsid="000930f1" officeooo:paragraph-rsid="001b6a61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font-name="serif" fo:font-size="10pt" style:text-underline-style="none" fo:font-weight="normal" officeooo:rsid="000930f1" officeooo:paragraph-rsid="001c5dde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serif" fo:font-size="10pt" style:text-underline-style="none" fo:font-weight="normal" officeooo:rsid="000930f1" officeooo:paragraph-rsid="001f31af" style:font-size-asian="8.75pt" style:font-weight-asian="normal" style:font-size-complex="10pt" style:font-weight-complex="normal"/>
    </style:style>
    <style:style style:name="P11" style:family="paragraph" style:parent-style-name="Standard">
      <style:text-properties style:font-name="serif" fo:font-size="10pt" style:text-underline-style="none" fo:font-weight="normal" officeooo:rsid="001b6a61" officeooo:paragraph-rsid="001c5dde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serif" fo:font-size="10pt" style:text-underline-style="none" fo:font-weight="normal" officeooo:rsid="000930f1" officeooo:paragraph-rsid="001f31af" fo:background-color="transparent" style:font-size-asian="8.75pt" style:font-weight-asian="normal" style:font-size-complex="10pt" style:font-weight-complex="normal"/>
    </style:style>
    <style:style style:name="P13" style:family="paragraph" style:parent-style-name="Standard">
      <style:text-properties style:font-name="serif" fo:font-size="10pt" style:text-underline-style="none" fo:font-weight="normal" officeooo:rsid="000930f1" officeooo:paragraph-rsid="001b6a61" fo:background-color="transparent" style:font-size-asian="8.75pt" style:font-weight-asian="normal" style:font-size-complex="10pt" style:font-weight-complex="normal"/>
    </style:style>
    <style:style style:name="P14" style:family="paragraph" style:parent-style-name="Standard">
      <style:text-properties style:font-name="serif" fo:font-size="10pt" style:text-underline-style="none" fo:font-weight="normal" officeooo:rsid="000930f1" officeooo:paragraph-rsid="001eef09" fo:background-color="transparent" style:font-size-asian="8.75pt" style:font-weight-asian="normal" style:font-size-complex="10pt" style:font-weight-complex="normal"/>
    </style:style>
    <style:style style:name="P15" style:family="paragraph" style:parent-style-name="Standard">
      <style:text-properties style:font-name="serif" fo:font-size="10pt" style:text-underline-style="none" fo:font-weight="normal" officeooo:rsid="001b6a61" officeooo:paragraph-rsid="001c5dde" fo:background-color="transparent" style:font-size-asian="8.75pt" style:font-weight-asian="normal" style:font-size-complex="10pt" style:font-weight-complex="normal"/>
    </style:style>
    <style:style style:name="P16" style:family="paragraph" style:parent-style-name="Standard">
      <style:text-properties style:font-name="serif" fo:font-size="10pt" style:text-underline-style="none" fo:font-weight="normal" officeooo:rsid="001da37f" officeooo:paragraph-rsid="001da37f" fo:background-color="transparent" style:font-size-asian="8.75pt" style:font-weight-asian="normal" style:font-size-complex="10pt" style:font-weight-complex="normal"/>
    </style:style>
    <style:style style:name="P17" style:family="paragraph" style:parent-style-name="Standard">
      <style:text-properties style:font-name="serif" fo:font-size="10pt" style:text-underline-style="solid" style:text-underline-width="auto" style:text-underline-color="font-color" fo:font-weight="bold" officeooo:rsid="001b6a61" officeooo:paragraph-rsid="001b6a61" style:font-size-asian="8.75pt" style:font-weight-asian="bold" style:font-size-complex="10pt" style:font-weight-complex="bold"/>
    </style:style>
    <style:style style:name="P18" style:family="paragraph" style:parent-style-name="Standard">
      <style:text-properties style:font-name="serif" fo:font-size="10pt" style:text-underline-style="solid" style:text-underline-width="auto" style:text-underline-color="font-color" fo:font-weight="bold" officeooo:rsid="001e37b7" officeooo:paragraph-rsid="001e37b7" style:font-size-asian="8.75pt" style:font-weight-asian="bold" style:font-size-complex="10pt" style:font-weight-complex="bold"/>
    </style:style>
    <style:style style:name="P19" style:family="paragraph" style:parent-style-name="Standard">
      <style:text-properties style:font-name="serif" fo:font-size="10pt" style:text-underline-style="solid" style:text-underline-width="auto" style:text-underline-color="font-color" fo:font-weight="bold" officeooo:rsid="001b6a61" officeooo:paragraph-rsid="001b6a61" fo:background-color="transparent" style:font-size-asian="8.75pt" style:font-weight-asian="bold" style:font-size-complex="10pt" style:font-weight-complex="bold"/>
    </style:style>
    <style:style style:name="P20" style:family="paragraph" style:parent-style-name="Standard">
      <style:text-properties style:font-name="serif" fo:font-size="10pt" style:text-underline-style="solid" style:text-underline-width="auto" style:text-underline-color="font-color" fo:font-weight="bold" officeooo:rsid="001c5dde" officeooo:paragraph-rsid="001c5dde" fo:background-color="transparent" style:font-size-asian="8.75pt" style:font-weight-asian="bold" style:font-size-complex="10pt" style:font-weight-complex="bold"/>
    </style:style>
    <style:style style:name="P21" style:family="paragraph" style:parent-style-name="Standard">
      <style:text-properties fo:font-size="10pt" fo:font-weight="normal" officeooo:rsid="000930f1" officeooo:paragraph-rsid="001f31af" style:font-size-asian="8.75pt" style:font-weight-asian="normal" style:font-size-complex="10pt" style:font-weight-complex="normal"/>
    </style:style>
    <style:style style:name="T1" style:family="text">
      <style:text-properties style:font-name="serif"/>
    </style:style>
    <style:style style:name="T2" style:family="text">
      <style:text-properties style:font-name="serif" style:text-underline-style="solid" style:text-underline-width="auto" style:text-underline-color="font-color"/>
    </style:style>
    <style:style style:name="T3" style:family="text">
      <style:text-properties style:font-name="serif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serif" style:text-underline-style="solid" style:text-underline-width="auto" style:text-underline-color="font-color" fo:font-weight="bold" officeooo:rsid="001eef09" style:font-weight-asian="bold" style:font-weight-complex="bold"/>
    </style:style>
    <style:style style:name="T5" style:family="text">
      <style:text-properties style:font-name="serif" style:text-underline-style="none"/>
    </style:style>
    <style:style style:name="T6" style:family="text">
      <style:text-properties style:font-name="serif" officeooo:rsid="000a6839"/>
    </style:style>
    <style:style style:name="T7" style:family="text">
      <style:text-properties style:font-name="serif" officeooo:rsid="00101b66"/>
    </style:style>
    <style:style style:name="T8" style:family="text">
      <style:text-properties style:font-name="sans-seri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0930f1" style:font-weight-asian="normal" style:font-weight-complex="normal"/>
    </style:style>
    <style:style style:name="T13" style:family="text">
      <style:text-properties style:text-underline-style="none" fo:font-weight="normal" officeooo:rsid="001da37f" style:font-weight-asian="normal" style:font-weight-complex="normal"/>
    </style:style>
    <style:style style:name="T14" style:family="text">
      <style:text-properties style:text-underline-style="none" fo:font-weight="normal" officeooo:rsid="001eef09" style:font-weight-asian="normal" style:font-weight-complex="normal"/>
    </style:style>
    <style:style style:name="T15" style:family="text">
      <style:text-properties style:text-underline-style="none" officeooo:rsid="000930f1"/>
    </style:style>
    <style:style style:name="T16" style:family="text">
      <style:text-properties style:text-underline-style="none" officeooo:rsid="001eef09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1c5dde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101b66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1eef09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1f31af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officeooo:rsid="001f31af"/>
    </style:style>
    <style:style style:name="T24" style:family="text">
      <style:text-properties officeooo:rsid="00101b66"/>
    </style:style>
    <style:style style:name="T25" style:family="text">
      <style:text-properties officeooo:rsid="000930f1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01b66" style:font-weight-asian="bold" style:font-weight-complex="bold"/>
    </style:style>
    <style:style style:name="T28" style:family="text">
      <style:text-properties fo:font-weight="bold" officeooo:rsid="001f31af" style:font-weight-asian="bold" style:font-weight-complex="bold"/>
    </style:style>
    <style:style style:name="T29" style:family="text">
      <style:text-properties officeooo:rsid="001eef09"/>
    </style:style>
    <style:style style:name="T30" style:family="text">
      <style:text-properties officeooo:rsid="001f31a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na peluquería desea llevar el control de sus empleadas </text:span><text:span text:style-name="T8">y </text:span><text:span text:style-name="T1">de sus clientes así como losservicios que se prestan. Se desea almacenar la siguiente información: </text:span></text:p>
      <text:p text:style-name="P2"/>
      <text:p text:style-name="P1">• <text:span text:style-name="T1">Empleadas: DNI, Nombre, Especialidad (Masaje, Corte, Color, Manicuras, Rulos, etc.)</text:span></text:p>
      <text:p text:style-name="P1">• <text:span text:style-name="T1">Clientes: Datos personales (DNI, Nombre, Teléfono)</text:span></text:p>
      <text:p text:style-name="P1">• <text:span text:style-name="T1">Servicios prestados: Qué empleada atendió a qué cliente, </text:span><text:span text:style-name="T8">y </text:span><text:span text:style-name="T1">qué tipo de servicio le prestó en qué fecha </text:span><text:span text:style-name="T8">y </text:span><text:span text:style-name="T1">hora. De los diferentes servicios que ofrece la peluquería tendremos para cada uno el precio que se le cobra al cliente.</text:span></text:p>
      <text:p text:style-name="P1">• <text:span text:style-name="T1">Citas: Fecha </text:span><text:span text:style-name="T8">y </text:span><text:span text:style-name="T1">Hora en la que se cita al cliente.</text:span></text:p>
      <text:p text:style-name="P1">• <text:span text:style-name="T1">Ventas de cosméticos: tendremos que almacenar todos los productos que vendemos con el precio unitario y la cantidad que tenemos en el almacén. También almacenaremos que empleada vende un producto, a que cliente, la fecha, hora y el precio que se le cobra. </text:span></text:p>
      <text:p text:style-name="P2"/>
      <text:p text:style-name="P3">1FN</text:p>
      <text:p text:style-name="P21"><text:span text:style-name="T3">codVenta</text:span><text:span text:style-name="T5">, </text:span><text:span text:style-name="T3">codServicio</text:span><text:span text:style-name="T5">, </text:span><text:span text:style-name="T3">codArticulo</text:span><text:span text:style-name="T5">, </text:span><text:span text:style-name="T3">codCita</text:span><text:span text:style-name="T5">,</text:span><text:span text:style-name="T1"> </text:span><text:span text:style-name="T3">codEspecialidad</text:span><text:span text:style-name="T5">, </text:span><text:span text:style-name="T3">dniEmpleada</text:span><text:span text:style-name="T5">, </text:span><text:span text:style-name="T4">dniCliente</text:span><text:span text:style-name="T5">, nombreEmpleada, descripcionEspecialidad, </text:span><text:span text:style-name="T1">nombreCliente, tlfCliente, </text:span><text:span text:style-name="T7">codTipoServicio, </text:span><text:span text:style-name="T6">descripcionServicio, </text:span><text:span text:style-name="T1">fechaHoraServicio, precioServicio,</text:span><text:span text:style-name="T5"> </text:span><text:span text:style-name="T1">fechaHoraCita, descripcionArticulo, precioUnitario, cantidadAlmacen, fechaHoraVenta, precioVenta</text:span></text:p>
      <text:p text:style-name="P4"/>
      <text:p text:style-name="P5">2FN</text:p>
      <text:p text:style-name="P10"><text:span text:style-name="T18">codVenta</text:span><text:span text:style-name="T26">, </text:span><text:span text:style-name="T18">codServicio</text:span><text:span text:style-name="T26">, </text:span><text:span text:style-name="T18">codArticulo</text:span><text:span text:style-name="T26">, </text:span><text:span text:style-name="T18">codCita</text:span><text:span text:style-name="T26">,</text:span><text:span text:style-name="T18"> codEspecialidad</text:span><text:span text:style-name="T26">, </text:span><text:span text:style-name="T18">dniEmpleada</text:span><text:span text:style-name="T26">, </text:span><text:span text:style-name="T21">dniCliente</text:span></text:p>
      <text:p text:style-name="P8"/>
      <text:p text:style-name="P17">codVenta<text:span text:style-name="T11">, </text:span><text:span text:style-name="T12">dniEmpleada, dniCliente, nombreCliente, tlfCliente, fechaHoraVenta, precioVenta</text:span></text:p>
      <text:p text:style-name="P17"><text:span text:style-name="T12"/></text:p>
      <text:p text:style-name="P8"><text:span text:style-name="T18">codServicio</text:span>, dniEmpleada, <text:span text:style-name="T24">codTipoServicio, descripcionServicio, </text:span>fechaHoraServicio, precioServicio</text:p>
      <text:p text:style-name="P8"/>
      <text:p text:style-name="P17">codCita<text:span text:style-name="T11">, </text:span><text:span text:style-name="T12">fechaHoraCita</text:span></text:p>
      <text:p text:style-name="P17"><text:span text:style-name="T12"/></text:p>
      <text:p text:style-name="P8"><text:span text:style-name="T18">codArticulo</text:span>, descripcionArticulo, precioUnitario, cantidadAlmacen</text:p>
      <text:p text:style-name="P8"/>
      <text:p text:style-name="P11"><text:span text:style-name="T18">codEspecialidad</text:span>, <text:span text:style-name="T25">descripcionEspecialidad, dniEmpleada</text:span></text:p>
      <text:p text:style-name="P11"/>
      <text:p text:style-name="P9"><text:span text:style-name="T18">dniEmpleada</text:span>, nombreEmpleada</text:p>
      <text:p text:style-name="P17"><text:span text:style-name="T12"/></text:p>
      <text:p text:style-name="P7"/>
      <text:p text:style-name="P6">3FN</text:p>
      <text:p text:style-name="P9"><text:span text:style-name="T18">codVenta</text:span>, <text:span text:style-name="T18">codServicio</text:span>, <text:span text:style-name="T18">codArticulo</text:span>, <text:span text:style-name="T18">codCita</text:span>, <text:span text:style-name="T19">codEspecialidad</text:span>, <text:span text:style-name="T18">dniEmpleada</text:span></text:p>
      <text:p text:style-name="P17"><text:span text:style-name="T12"/></text:p>
      <text:p text:style-name="P18"><text:span text:style-name="T25">c</text:span>odVenta<text:span text:style-name="T11">, </text:span>codArtículo<text:span text:style-name="T11">, </text:span><text:span text:style-name="T29">dniEmpleada</text:span><text:span text:style-name="T14">, </text:span><text:span text:style-name="T29">dniCliente</text:span><text:span text:style-name="T14">, fechaHoraVenta, precioVenta, </text:span></text:p>
      <text:p text:style-name="P17"><text:span text:style-name="T12"/></text:p>
      <text:p text:style-name="P12"><text:span text:style-name="T18">codServicio</text:span>, <text:span text:style-name="T18">dniEmpleada</text:span>, <text:span text:style-name="T22">dniCliente</text:span><text:span text:style-name="T30">, </text:span><text:span text:style-name="T22">codTipoServicio</text:span><text:span text:style-name="T30">, </text:span><text:span text:style-name="T18">fechaHoraServicio</text:span>, precioServicio</text:p>
      <text:p text:style-name="P13"/>
      <text:p text:style-name="P14"><text:span text:style-name="T20">codTipoServicio</text:span><text:span text:style-name="T24">, descripcionServicio, precioServicio</text:span></text:p>
      <text:p text:style-name="P13"/>
      <text:p text:style-name="P19">codCita<text:span text:style-name="T11">, </text:span><text:span text:style-name="T12">fechaHoraCita, </text:span><text:span text:style-name="T13">dniCliente</text:span></text:p>
      <text:p text:style-name="P19"><text:span text:style-name="T12"/></text:p>
      <text:p text:style-name="P13"><text:span text:style-name="T18">codArticulo</text:span>, descripcionArticulo, precioUnitario, cantidadAlmacen</text:p>
      <text:p text:style-name="P13"/>
      <text:p text:style-name="P15"><text:span text:style-name="T18">codEspecialidad</text:span>, <text:span text:style-name="T25">descripcionEspecialidad</text:span></text:p>
      <text:p text:style-name="P15"/>
      <text:p text:style-name="P16"><text:span text:style-name="T18">dniCliente</text:span>, nombreCliente, tlfCliente</text:p>
      <text:p text:style-name="P13"/>
      <text:p text:style-name="P19"><text:span text:style-name="T25">dniEmpleada</text:span><text:span text:style-name="T12">, nombreEmpleada</text:span></text:p>
      <text:p text:style-name="P19"><text:span text:style-name="T12"/></text:p>
      <text:p text:style-name="P20"><text:span text:style-name="T25">c</text:span>odEspecialidad<text:span text:style-name="T11">, </text:span>dniEmplea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3:35:42.179000000</meta:creation-date>
    <dc:date>2020-02-07T11:26:45.148000000</dc:date>
    <meta:editing-duration>PT51M41S</meta:editing-duration>
    <meta:editing-cycles>19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27" meta:word-count="232" meta:character-count="2122" meta:non-whitespace-character-count="1914"/>
  </office:meta>
</office:document-meta>
</file>